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</style:style>
    <style:style style:name="P2" style:family="paragraph" style:parent-style-name="Heading_20_3">
      <style:paragraph-properties fo:margin-left="0.1665in" fo:margin-right="0in" fo:line-height="150%" fo:orphans="2" fo:widows="2" fo:text-indent="0in" style:auto-text-indent="false"/>
    </style:style>
    <style:style style:name="P3" style:family="paragraph" style:parent-style-name="Heading_20_4">
      <style:paragraph-properties fo:margin-left="0.1665in" fo:margin-right="0in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 officeooo:paragraph-rsid="0003c206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language="ru" fo:country="RU" fo:font-style="normal" fo:font-weight="normal" officeooo:rsid="0003c206" officeooo:paragraph-rsid="0003c206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3c206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0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1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2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fo:color="#f8faff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1. Введение (1 минута)</text:span></text:span></text:h>
      <text:p text:style-name="P1"><text:span text:style-name="Emphasis"><text:span text:style-name="T2">Добрый день, уважаемые слушатели!</text:span></text:span></text:p>
      <text:p text:style-name="P1"><text:span text:style-name="T2">Сегодня я представлю вам наш проект — </text:span><text:span text:style-name="Strong_20_Emphasis"><text:span text:style-name="T2">кроссворд в формате Telegram Mini Apps</text:span></text:span><text:span text:style-name="T2">. Это удобное и стильное приложение для любителей головоломок, выполненное в </text:span><text:span text:style-name="Strong_20_Emphasis"><text:span text:style-name="T2">эстетике СССР</text:span></text:span><text:span text:style-name="T2">.</text:span></text:p>
      <text:p text:style-name="P1"><text:span text:style-name="T2">Мы сделали его </text:span><text:span text:style-name="Strong_20_Emphasis"><text:span text:style-name="T2">бесплатным, доступным и функциональным</text:span></text:span><text:span text:style-name="T2">, используя только веб-технологии и GitHub Actions.</text:span></text:p>
      <text:p text:style-name="Horizontal_20_Line"/>
      <text:h text:style-name="P2" text:outline-level="3"><text:span text:style-name="Strong_20_Emphasis"><text:span text:style-name="T1">2. Основная часть (3 минуты)</text:span></text:span></text:h>
      <text:h text:style-name="P3" text:outline-level="4"><text:span text:style-name="Strong_20_Emphasis"><text:span text:style-name="T2">Что это за приложение?</text:span></text:span></text:h>
      <text:list text:style-name="L1">
        <text:list-item>
          <text:p text:style-name="P4"><text:span text:style-name="T2">Это </text:span><text:span text:style-name="Strong_20_Emphasis"><text:span text:style-name="T2">мини-игра в Telegram</text:span></text:span><text:span text:style-name="T2">, где можно разгадывать кроссворды прямо в мессенджере.</text:span></text:p>
        </text:list-item>
        <text:list-item>
          <text:p text:style-name="P4"><text:span text:style-name="Strong_20_Emphasis"><text:span text:style-name="T2">Два уникальных кроссворда</text:span></text:span><text:span text:style-name="T2"> с разными механиками.</text:span></text:p>
        </text:list-item>
        <text:list-item>
          <text:p text:style-name="P4"><text:span text:style-name="Strong_20_Emphasis"><text:span text:style-name="T2">Экранная клавиатура</text:span></text:span><text:span text:style-name="T2"> вместо ручного ввода — удобно на любом устройстве.</text:span></text:p>
        </text:list-item>
      </text:list>
      <text:h text:style-name="P3" text:outline-level="4"><text:span text:style-name="Strong_20_Emphasis"><text:span text:style-name="T2">Особенности и фишки</text:span></text:span></text:h>
      <text:p text:style-name="P1"><text:span text:style-name="T3">✅ </text:span><text:span text:style-name="Strong_20_Emphasis"><text:span text:style-name="T2">Сохранение прогресса</text:span></text:span><text:span text:style-name="T2"> — можно продолжить с того же места.<text:line-break/>✅ </text:span><text:span text:style-name="Strong_20_Emphasis"><text:span text:style-name="T2">Случайные уровни</text:span></text:span><text:span text:style-name="T2"> — без повторов, каждый раз новый опыт.<text:line-break/>✅ </text:span><text:span text:style-name="Strong_20_Emphasis"><text:span text:style-name="T2">Гибкие настройки</text:span></text:span><text:span text:style-name="T2">:</text:span></text:p>
      <text:list text:style-name="L2">
        <text:list-item>
          <text:p text:style-name="P5">Темная и светлая темы.</text:p>
        </text:list-item>
        <text:list-item>
          <text:p text:style-name="P6">Фоновая музыка с регулятором громкости.</text:p>
        </text:list-item>
        <text:list-item>
          <text:p text:style-name="P7">Размер шрифта</text:p>
          <text:p text:style-name="P8"><text:span text:style-name="T2"><text:line-break/>✅ </text:span><text:span text:style-name="Strong_20_Emphasis"><text:span text:style-name="T2">Стилистика СССР</text:span></text:span><text:span text:style-name="T2"> — минималистичный дизайн, шрифты и атмосфера.</text:span></text:p>
        </text:list-item>
      </text:list>
      <text:h text:style-name="P3" text:outline-level="4"><text:span text:style-name="Strong_20_Emphasis"><text:span text:style-name="T2">Как мы это сделали?</text:span></text:span></text:h>
      <text:list text:style-name="L3">
        <text:list-item>
          <text:p text:style-name="P9"><text:span text:style-name="Strong_20_Emphasis"><text:span text:style-name="T2">Веб-технологии (HTML, CSS, JS)</text:span></text:span><text:span text:style-name="T2"> — основа приложения.</text:span></text:p>
        </text:list-item>
        <text:list-item>
          <text:p text:style-name="P9"><text:span text:style-name="Strong_20_Emphasis"><text:span text:style-name="T2">Telegram Mini Apps + GitHub Actions</text:span></text:span><text:span text:style-name="T2"> — бесплатный хостинг и автоматизация.</text:span></text:p>
        </text:list-item>
        <text:list-item>
          <text:p text:style-name="P9"><text:span text:style-name="Strong_20_Emphasis"><text:span text:style-name="T2">Никаких затрат</text:span></text:span><text:span text:style-name="T2"> — только наши знания и время.</text:span></text:p>
        </text:list-item>
      </text:list>
      <text:p text:style-name="Horizontal_20_Line"/>
      <text:h text:style-name="P2" text:outline-level="3"><text:span text:style-name="Strong_20_Emphasis"><text:span text:style-name="T1">3. Заключение (1 минута)</text:span></text:span></text:h>
      <text:p text:style-name="P1"><text:span text:style-name="T2">Наш проект — это </text:span><text:span text:style-name="Strong_20_Emphasis"><text:span text:style-name="T2">удобный, стильный и ностальгичный</text:span></text:span><text:span text:style-name="T2"> кроссворд, который работает прямо в Telegram.</text:span></text:p>
      <text:p text:style-name="P10"><text:soft-page-break/>Мы планируем развивать его дальше: добавлять новые уровни, улучшать дизайн и расширять функционал.</text:p>
      <text:p text:style-name="P1"><text:span text:style-name="Strong_20_Emphasis"><text:span text:style-name="T2">Попробуйте сами!</text:span></text:span><text:span text:style-name="T2"> Откройте бота в Telegram — и приятной игры!</text:span></text:p>
      <text:p text:style-name="P1"><text:span text:style-name="Emphasis"><text:span text:style-name="T2">Спасибо за внимание! Готов ответить на ваши вопросы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1:02:48.145275100</meta:creation-date>
    <dc:date>2025-04-03T11:03:30.688209900</dc:date>
    <meta:editing-duration>PT42S</meta:editing-duration>
    <meta:editing-cycles>1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24" meta:word-count="207" meta:character-count="1392" meta:non-whitespace-character-count="1208"/>
  </office:meta>
</office:document-meta>
</file>